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Activity</text:h>
      <text:p text:style-name="Text_20_body">The activity parameter in the booking systems is used for statistics on bookings. Both resources and applications use the parameter.</text:p>
      <text:p text:style-name="Text_20_body">Only system administrators are able to update the activity tree. In order not to interfere with the statistics in the booking system it is vital not to change the activity tree. Hence, it is very important to think through the implementation of activities.</text:p>
      <text:h text:style-name="Heading_20_2" text:outline-level="2">Add new Activity</text:h>
      <text:p text:style-name="Text_20_body">By clicking on the link Add new activity found inte the activities main view it is possible to add new activities. The following values must be inserted for each new activitity:</text:p>
      <text:list xml:id="list86702828" text:style-name="L3">
        <text:list-item>
          <text:p text:style-name="P1">Activity</text:p>
        </text:list-item>
        <text:list-item>
          <text:p text:style-name="P1">Description – not mandatory and activities are most often self explanatory</text:p>
        </text:list-item>
        <text:list-item>
          <text:p text:style-name="P1">Parent item – choose one if not on parent level</text:p>
        </text:list-item>
      </text:list>
      <text:p text:style-name="Text_20_body">Then save your new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4:52:53</meta:creation-date>
    <dc:date>2009-08-03T08:21:59</dc:date>
    <dc:creator>Fredrik Sjöberg</dc:creator>
    <meta:editing-duration>PT00H37M15S</meta:editing-duration>
    <meta:editing-cycles>6</meta:editing-cycles>
    <meta:generator>OpenOffice.org/3.1$Unix OpenOffice.org_project/310m11$Build-9399</meta:generator>
    <meta:document-statistic meta:table-count="0" meta:image-count="0" meta:object-count="0" meta:page-count="1" meta:paragraph-count="9" meta:word-count="126" meta:character-count="755"/>
  </office:meta>
</office:document-meta>
</file>